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FontAwesome" svg:font-family="FontAwesome" style:font-pitch="variable"/>
    <style:font-face style:name="Lobster" svg:font-family="Lobste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paragraph-rsid="001f7ac1"/>
    </style:style>
    <style:style style:name="P2" style:family="paragraph" style:parent-style-name="Standard">
      <style:text-properties style:font-name="DejaVu Sans" officeooo:paragraph-rsid="0021597c"/>
    </style:style>
    <style:style style:name="P3" style:family="paragraph" style:parent-style-name="Standard">
      <style:text-properties style:font-name="DejaVu Sans" officeooo:paragraph-rsid="0022e125"/>
    </style:style>
    <style:style style:name="P4" style:family="paragraph" style:parent-style-name="Standard">
      <style:paragraph-properties fo:text-align="center" style:justify-single-word="false"/>
      <style:text-properties style:font-name="DejaVu Sans" officeooo:paragraph-rsid="00294b20"/>
    </style:style>
    <style:style style:name="P5" style:family="paragraph" style:parent-style-name="Standard">
      <style:text-properties style:font-name="DejaVu Sans" officeooo:paragraph-rsid="002a769f"/>
    </style:style>
    <style:style style:name="P6" style:family="paragraph" style:parent-style-name="Standard">
      <style:text-properties style:font-name="DejaVu Sans" officeooo:paragraph-rsid="002c6bd8"/>
    </style:style>
    <style:style style:name="P7" style:family="paragraph" style:parent-style-name="Standard">
      <style:text-properties style:font-name="DejaVu Sans" officeooo:rsid="002c6bd8" officeooo:paragraph-rsid="002c6bd8"/>
    </style:style>
    <style:style style:name="P8" style:family="paragraph" style:parent-style-name="Standard">
      <style:text-properties style:font-name="DejaVu Sans" officeooo:paragraph-rsid="002e9348"/>
    </style:style>
    <style:style style:name="P9" style:family="paragraph" style:parent-style-name="Standard">
      <style:text-properties style:font-name="DejaVu Sans" officeooo:rsid="0030411a" officeooo:paragraph-rsid="002c6bd8"/>
    </style:style>
    <style:style style:name="P10" style:family="paragraph" style:parent-style-name="Standard">
      <style:text-properties style:font-name="DejaVu Sans" officeooo:paragraph-rsid="00294b20"/>
    </style:style>
    <style:style style:name="P11" style:family="paragraph" style:parent-style-name="Standard">
      <style:text-properties style:font-name="DejaVu Sans" officeooo:rsid="002a769f" officeooo:paragraph-rsid="002a769f"/>
    </style:style>
    <style:style style:name="P12" style:family="paragraph" style:parent-style-name="Standard">
      <style:text-properties officeooo:paragraph-rsid="00294b20"/>
    </style:style>
    <style:style style:name="P13" style:family="paragraph" style:parent-style-name="Text_20_body">
      <style:text-properties style:font-name="DejaVu Sans" officeooo:rsid="002b5103" officeooo:paragraph-rsid="002b5103"/>
    </style:style>
    <style:style style:name="P14" style:family="paragraph" style:parent-style-name="Text_20_body">
      <style:text-properties style:font-name="DejaVu Sans" officeooo:rsid="002e9348" officeooo:paragraph-rsid="002e9348"/>
    </style:style>
    <style:style style:name="P15" style:family="paragraph" style:parent-style-name="Text_20_body">
      <style:text-properties style:font-name="DejaVu Sans" officeooo:rsid="0030411a" officeooo:paragraph-rsid="0030411a"/>
    </style:style>
    <style:style style:name="P16" style:family="paragraph" style:parent-style-name="Text_20_body">
      <style:text-properties style:font-name="DejaVu Sans" officeooo:rsid="0031c908" officeooo:paragraph-rsid="0031c908"/>
    </style:style>
    <style:style style:name="P17" style:family="paragraph" style:parent-style-name="Text_20_body">
      <style:text-properties officeooo:rsid="002e9348" officeooo:paragraph-rsid="002e9348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color="#1de9b6" style:font-name="Lobster" fo:font-size="26pt" officeooo:paragraph-rsid="001da472" fo:background-color="#ffffff" style:font-size-asian="26pt" style:font-size-complex="26pt"/>
    </style:style>
    <style:style style:name="P19" style:family="paragraph" style:parent-style-name="Standard">
      <style:text-properties style:font-name="DejaVu Sans" officeooo:rsid="002c6bd8" officeooo:paragraph-rsid="002c6bd8"/>
    </style:style>
    <style:style style:name="P20" style:family="paragraph" style:parent-style-name="Text_20_body">
      <style:text-properties officeooo:rsid="002e9348" officeooo:paragraph-rsid="002e9348"/>
    </style:style>
    <style:style style:name="P21" style:family="paragraph" style:parent-style-name="Heading_20_1">
      <style:text-properties officeooo:paragraph-rsid="00294b20"/>
    </style:style>
    <style:style style:name="P22" style:family="paragraph" style:parent-style-name="Heading_20_2">
      <style:text-properties officeooo:paragraph-rsid="00294b20"/>
    </style:style>
    <style:style style:name="P23" style:family="paragraph" style:parent-style-name="Heading_20_2">
      <style:text-properties officeooo:rsid="002e9348" officeooo:paragraph-rsid="002e9348"/>
    </style:style>
    <style:style style:name="P24" style:family="paragraph" style:parent-style-name="Heading_20_2">
      <style:text-properties officeooo:rsid="0031c908" officeooo:paragraph-rsid="0031c908"/>
    </style:style>
    <style:style style:name="P25" style:family="paragraph">
      <loext:graphic-properties draw:fill="solid" draw:fill-color="#fdb94d" draw:opacity="50%"/>
      <style:text-properties fo:color="#333333" style:font-name="DejaVu Sans" fo:font-size="12pt" style:font-name-complex="DejaVu Sans"/>
    </style:style>
    <style:style style:name="P26" style:family="paragraph">
      <loext:graphic-properties draw:fill="none" draw:fill-color="#ffffff"/>
      <style:text-properties fo:color="#d99116" fo:font-size="54pt" style:font-size-asian="54pt" style:font-size-complex="54pt"/>
    </style:style>
    <style:style style:name="P27" style:family="paragraph">
      <loext:graphic-properties draw:fill="solid" draw:fill-color="#0066b3" draw:opacity="50%"/>
    </style:style>
    <style:style style:name="P28" style:family="paragraph">
      <style:text-properties fo:color="#333333" style:font-name="F" fo:font-size="12pt"/>
    </style:style>
    <style:style style:name="P29" style:family="paragraph">
      <loext:graphic-properties draw:fill="none" draw:fill-color="#ffffff"/>
      <style:text-properties fo:color="#333333" style:font-name="F" fo:font-size="12pt"/>
    </style:style>
    <style:style style:name="P30" style:family="paragraph">
      <style:text-properties fo:color="#0066b3"/>
    </style:style>
    <style:style style:name="P31" style:family="paragraph">
      <loext:graphic-properties draw:fill="none" draw:fill-color="#ffffff"/>
      <style:text-properties fo:color="#0066b3" style:font-name="FontAwesome" fo:font-size="36pt" style:font-size-asian="36pt" style:font-size-complex="36pt"/>
    </style:style>
    <style:style style:name="T1" style:family="text">
      <style:text-properties fo:color="#000000" style:font-name="DejaVu Sans" fo:background-color="#ffffff" loext:char-shading-value="0"/>
    </style:style>
    <style:style style:name="T2" style:family="text">
      <style:text-properties fo:color="#000000" style:font-name="DejaVu Sans" officeooo:rsid="0031c908" fo:background-color="#ffffff" loext:char-shading-value="0"/>
    </style:style>
    <style:style style:name="T3" style:family="text">
      <style:text-properties style:font-name="DejaVu Sans"/>
    </style:style>
    <style:style style:name="T4" style:family="text">
      <style:text-properties style:font-name="DejaVu Sans" officeooo:rsid="002e74ac"/>
    </style:style>
    <style:style style:name="T5" style:family="text">
      <style:text-properties style:font-name="DejaVu Sans" officeooo:rsid="0031c908"/>
    </style:style>
    <style:style style:name="T6" style:family="text">
      <style:text-properties style:font-name="DejaVu Sans" officeooo:rsid="002a769f"/>
    </style:style>
    <style:style style:name="T7" style:family="text">
      <style:text-properties style:font-name="DejaVu Sans" officeooo:rsid="002e9348"/>
    </style:style>
    <style:style style:name="T8" style:family="text">
      <style:text-properties style:font-name="DejaVu Sans" officeooo:rsid="0034a1cb"/>
    </style:style>
    <style:style style:name="T9" style:family="text">
      <style:text-properties officeooo:rsid="00282b24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officeooo:rsid="00294b20"/>
    </style:style>
    <style:style style:name="T12" style:family="text">
      <style:text-properties style:font-name="Droid Sans Mono"/>
    </style:style>
    <style:style style:name="T13" style:family="text">
      <style:text-properties officeooo:rsid="002b444d"/>
    </style:style>
    <style:style style:name="T14" style:family="text">
      <style:text-properties officeooo:rsid="002b5103"/>
    </style:style>
    <style:style style:name="T15" style:family="text">
      <style:text-properties officeooo:rsid="002c6bd8"/>
    </style:style>
    <style:style style:name="T16" style:family="text">
      <style:text-properties officeooo:rsid="002e2010"/>
    </style:style>
    <style:style style:name="T17" style:family="text">
      <style:text-properties officeooo:rsid="002e934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30411a"/>
    </style:style>
    <style:style style:name="T21" style:family="text">
      <style:text-properties officeooo:rsid="00339cad"/>
    </style:style>
    <style:style style:name="T22" style:family="text">
      <style:text-properties fo:color="#333333" style:font-name="DejaVu Sans" fo:font-size="12pt" style:font-name-complex="DejaVu Sans"/>
    </style:style>
    <style:style style:name="T23" style:family="text">
      <style:text-properties fo:color="#d99116" style:font-name="DejaVu Sans" fo:font-size="66pt" style:font-size-asian="66pt" style:font-name-complex="DejaVu Sans" style:font-size-complex="66pt"/>
    </style:style>
    <style:style style:name="T24" style:family="text">
      <style:text-properties fo:color="#333333" style:font-name="F" fo:font-size="12pt"/>
    </style:style>
    <style:style style:name="T25" style:family="text">
      <style:text-properties fo:color="#333333" style:font-name="F" fo:font-size="12pt" fo:font-style="italic" style:font-style-asian="italic" style:font-style-complex="italic"/>
    </style:style>
    <style:style style:name="T26" style:family="text">
      <style:text-properties fo:color="#0066b3" style:font-name="FontAwesome" fo:font-size="36pt" style:font-size-asian="36pt" style:font-size-complex="36pt"/>
    </style:style>
    <style:style style:name="gr1" style:family="graphic">
      <style:graphic-properties svg:stroke-color="#fdb94d" draw:fill="solid" draw:fill-color="#fdb94d" draw:opacity="50%" draw:textarea-horizontal-align="justify" draw:textarea-vertical-align="middle" draw:auto-grow-height="false" fo:min-height="3.433cm" fo:min-width="16.52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66b3" draw:fill="solid" draw:fill-color="#0066b3" draw:opacity="50%" draw:textarea-horizontal-align="justify" draw:textarea-vertical-align="middle" draw:auto-grow-height="false" fo:min-height="1.397cm" fo:min-width="15.161cm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2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apport de projet Web</text:p>
      <text:p text:style-name="P4"><text:line-break/><text:span text:style-name="T10">ROMEO Florian</text:span> <text:span text:style-name="T9">&amp;</text:span> <text:span text:style-name="T10">WEBERT Chris </text:span></text:p>
      <text:h text:style-name="Heading_20_1" text:outline-level="1"><draw:custom-shape text:anchor-type="paragraph" draw:z-index="0" draw:name="Shape1" draw:style-name="gr1" draw:text-style-name="P25" svg:width="16.901cm" svg:height="3.804cm" svg:x="0.46cm" svg:y="1.346cm"><text:p><text:span text:style-name="T22"><text:s text:c="27"/></text:span><text:span text:style-name="T22">Le point le plus important du problème est de faire un site </text:span></text:p><text:p><text:span text:style-name="T22"><text:s text:c="27"/></text:span><text:span text:style-name="T22">valide, ce qui consiste à tester que toutes les recettes</text:span></text:p><text:p><text:span text:style-name="T22"><text:s text:c="27"/></text:span><text:span text:style-name="T22">proposées sont de qualité.</text:span></text:p><text:p><text:span text:style-name="T22"/></text:p><text:p><text:span text:style-name="T22"><text:s text:c="27"/></text:span><text:span text:style-name="T22">Nous avons réussi et cela va sûrement se ressentir pendant </text:span></text:p><text:p><text:span text:style-name="T22"><text:s text:c="27"/></text:span><text:span text:style-name="T22">la lecture de ce rapport. </text:span></text:p><text:p><text:span text:style-name="T22"><text:s text:c="27"/></text:span><text:span text:style-name="T22">Nous nous excusons d'avance pour la gêne occasionnée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2" draw:style-name="gr2" draw:text-style-name="P26" svg:width="3.608cm" svg:height="2.714cm" svg:x="1.305cm" svg:y="1.983cm"><draw:text-box><text:p><text:span text:style-name="T23"></text:span></text:p></draw:text-box></draw:frame><text:span text:style-name="T11">Analyse :</text:span><text:line-break/> <text:line-break/></text:h>
      <text:p text:style-name="P2"><text:s/></text:p>
      <text:p text:style-name="P1"/>
      <text:p text:style-name="P1"/>
      <text:p text:style-name="P3"><text:line-break/> </text:p>
      <text:h text:style-name="P22" text:outline-level="2">Le stockage des données :</text:h>
      <text:p text:style-name="P10">Les cocktails sont stockés dans le fichier Donnees.inc.php par contrainte, les utilisateurs ainsi que leurs favoris sont stockés dans une base de données SQLite. </text:p>
      <text:p text:style-name="P10"/>
      <text:p text:style-name="P10">SQLite a été choisi <text:span text:style-name="T13">pour faciliter l’installation</text:span>. <text:span text:style-name="T13">On aurait pu arriver au même résultat en stockant les variables dans un fichier PHP avec var_export(),</text:span><text:line-break/>sauf que <text:span text:style-name="T13">l’</text:span>on <text:span text:style-name="T21">a pas à charger toute la base de données d’un coup</text:span>.</text:p>
      <text:p text:style-name="P10">Le site ne sera jamais assez complexe pour profiter des avantages de MySQL.<text:line-break/></text:p>
      <text:p text:style-name="P11">Les favoris sont toujours tous récupérés d’un coup lors de la connexion de l’utilisateur, on les stocke donc sur une seule ligne pour ne pas alourdir la base de données.</text:p>
      <text:p text:style-name="P5"><text:span text:style-name="T6">Ils</text:span><text:span text:style-name="T3"> sont stockés sous la forme</text:span> <text:span text:style-name="T12">IdentifiantCocktail1:DateAjout1,IdentifiantCocktail2:DateAjout2,... </text:span></text:p>
      <text:h text:style-name="P21" text:outline-level="1">L’<text:span text:style-name="T14">interface</text:span> :</text:h>
      <text:p text:style-name="P13">Aucun framework CSS n’a été utilisé pour écrire l’interface du site. Seul jQuery à été utilisé pour le Java<text:span text:style-name="T15">S</text:span>cript.</text:p>
      <text:p text:style-name="P15">L’utilisation de layouts CSS dynamiques comme flexbox et des media-queries permettent d’avoir un site optimisé pour ordinateurs et appareils mobiles.</text:p>
      <text:p text:style-name="P7">Si JavaScript est disponible, les formulaires seront envoyés grâce à AJAX. Sinon ils seront traités normalement, pour garder une compatibilité avec les navigateurs sans JavaScript. Le site est utilisable à travers le navigateur Lynx sur Minitel.</text:p>
      <text:p text:style-name="P6"><text:line-break/>Les vérifications <text:span text:style-name="T15">des formulaires</text:span> sont faites partout à <text:span text:style-name="T20">l’</text:span>aide de filtres <text:span text:style-name="T15">PHP</text:span> et <text:span text:style-name="T15">d’</text:span>expressions régulières.</text:p>
      <text:p text:style-name="P6"/>
      <text:p text:style-name="P7"><text:soft-page-break/>Les <text:span text:style-name="T16">entrées des utilisateurs sont protégées contre les injections SQL à l’aide de requêtes préparées. Les autres entrées sont des noms de la page demandée et des identifiants de cocktail, on vérifiera leur existence avant de les traiter.</text:span></text:p>
      <text:p text:style-name="P9"/>
      <text:h text:style-name="Heading_20_1" text:outline-level="1">Le panier :</text:h>
      <text:p text:style-name="P12"><text:span text:style-name="T3">Le panier est stocké dans les variables de session, sous la forme </text:span><text:span text:style-name="T12">$_SESSION['panier'][IdentifiantCocktail] = DateAjout; </text:span><text:span text:style-name="T3"><text:line-break/>Il est aussi stocké dans la base de données pour pouvoir être récupéré avec </text:span><text:span text:style-name="T4">d’</text:span><text:span text:style-name="T3">autres navigateurs. <text:line-break/>On peut aussi ajouter un cocktail en étant hors-connexion, et lors de la connexion il sera ajouté avec les autres cocktails déjà présents sur le compte.</text:span></text:p>
      <text:h text:style-name="Heading_20_1" text:outline-level="1">Contenu du dossier zip :</text:h>
      <text:p text:style-name="P17"><draw:custom-shape text:anchor-type="paragraph" draw:z-index="2" draw:name="Shape3" draw:style-name="gr3" draw:text-style-name="P27" svg:width="15.31cm" svg:height="1.546cm" svg:x="1.556cm" svg:y="-0.1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Shape4" draw:style-name="gr4" draw:text-style-name="P29" svg:width="13.297cm" svg:height="0.99cm" svg:x="3.094cm" svg:y="0.138cm"><draw:text-box><text:p text:style-name="P28"><text:span text:style-name="T24">Le fichier Donnees.inc.php se trouve dans le dossier /includes/</text:span><text:span text:style-name="T25"> </text:span><text:span text:style-name="T24">et les photos dans /resources/Photos/</text:span></text:p></draw:text-box></draw:frame><draw:frame text:anchor-type="paragraph" draw:z-index="4" draw:name="Shape5" draw:style-name="gr5" draw:text-style-name="P31" svg:width="1.274cm" svg:height="1.288cm" svg:x="1.76cm" svg:y="-0.035cm"><draw:text-box><text:p text:style-name="P30"><text:span text:style-name="T26"></text:span></text:p></draw:text-box></draw:frame><text:span text:style-name="T19"/></text:p>
      <text:p text:style-name="P17"><text:span text:style-name="T19"/></text:p>
      <text:p text:style-name="P8">/db.sqlite →<text:span text:style-name="T17"> </text:span><text:s/>Base de données <text:line-break/>/ajax/ →<text:span text:style-name="T17"> </text:span><text:s/>Scripts PHP traitant les formulaires <text:line-break/>/includes/ →<text:span text:style-name="T17"> </text:span><text:s/>Scripts PHP ajoutant les fonctions <text:span text:style-name="T17">et données</text:span> globales <text:line-break/>/js/ → Scripts JavaScript</text:p>
      <text:p text:style-name="P8">/<text:span text:style-name="T17">css/ → Feuilles de style CSS</text:span><text:line-break/>/resources/ → Images, polices de caractère <text:line-break/>/templates/ →<text:span text:style-name="T17"> </text:span>Scripts PHP affichant les pages</text:p>
      <text:h text:style-name="Heading_20_2" text:outline-level="2">Description de l'interface :</text:h>
      <text:p text:style-name="P14">Toutes les pages contiennent la même en-tête et le même pied de page.</text:p>
      <text:h text:style-name="P23" text:outline-level="2">En-tête</text:h>
      <text:p text:style-name="P14">La partie supérieure de l’en-tête <text:span text:style-name="T20">contient le titre du site, qui permet de revenir à l’accueil) ainsi que le sous-titre.</text:span></text:p>
      <text:p text:style-name="P15">La partie inférieure contient le menu principal du site (un bouton fait apparaître ce menu sur appareils mobiles)</text:p>
      <text:h text:style-name="P24" text:outline-level="2">Le pied de page</text:h>
      <text:p text:style-name="P16">Cette partie contient le titre du site (qui déclenche un easter-egg au bout de 15 clics), et le copyright.</text:p>
      <text:p text:style-name="P16"/>
      <text:p text:style-name="P16"/>
      <text:p text:style-name="P16"/>
      <text:h text:style-name="P24" text:outline-level="2"><text:soft-page-break/>Les pages</text:h>
      <text:p text:style-name="P12"><text:span text:style-name="T3">La page </text:span><text:span text:style-name="T7">d’</text:span><text:span text:style-name="T3">accueil contient </text:span><text:span text:style-name="T7">l’histoire</text:span><text:span text:style-name="T3"> des cocktails </text:span><text:span text:style-name="T7">(tiré de Wikipédia), </text:span><text:span text:style-name="T8">elle contient également un bouton permettant de choisir un cocktail au hasard, en cas de manque d’inspiration.</text:span><text:span text:style-name="T3"><text:line-break/><text:line-break/>La page des ingrédients permet de </text:span><text:span text:style-name="T5">voir tous</text:span><text:span text:style-name="T3"> les cocktails contentant un ingrédient en particulier.<text:line-break/><text:line-break/></text:span><text:span text:style-name="T1">La page </text:span><text:span text:style-name="T2">« </text:span><text:span text:style-name="T1">Cocktails</text:span><text:span text:style-name="T2"> »</text:span><text:span text:style-name="T1"> affiche la liste de tous les cocktails disponibles, elle dispose </text:span><text:span text:style-name="T2">d’</text:span><text:span text:style-name="T1">une barre de recherche, </text:span><text:span text:style-name="T2">permettant de rechercher par nom ou ingrédient.</text:span><text:span text:style-name="T3"><text:line-break/><text:line-break/>Sur ces deux dernières pages, on peut sélectionner un cocktail et obtenir toutes ses informations (recette, description, photo), et </text:span><text:span text:style-name="T5">l’</text:span><text:span text:style-name="T3">ajouter aux favoris. <text:line-break/><text:line-break/>Les favoris sont affichés sur la page </text:span><text:span text:style-name="T8">« </text:span><text:span text:style-name="T3">Mes recettes préférées</text:span><text:span text:style-name="T8"> »</text:span><text:span text:style-name="T3">, avec la date </text:span><text:span text:style-name="T5">d’</text:span><text:span text:style-name="T3">ajout aux favoris. <text:line-break/><text:line-break/>La dernière page permet de se connecter ou de </text:span><text:span text:style-name="T5">s’</text:span><text:span text:style-name="T3">inscrire, et ainsi de profiter de ses favoris partout dans le monde</text:span><text:span text:style-name="T5"> !</text:span><text:span text:style-name="T3"> <text:line-break/>Si on est déjà identifié, on </text:span><text:span text:style-name="T5">a</text:span><text:span text:style-name="T3"> accès à une page qui contient le dernier favori ajouté, et un formulaire permettant de modifier ses informations personnelles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FontAwesome" svg:font-family="FontAwesome" style:font-pitch="variable"/>
    <style:font-face style:name="Lobster" svg:font-family="Lobste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cfcfc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cfcfc" draw:fill-gradient-name="Sunburst" draw:gradient-step-count="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8:47:38.502157519</meta:creation-date>
    <dc:date>2017-12-03T11:37:33.864610317</dc:date>
    <meta:editing-duration>PT40M10S</meta:editing-duration>
    <meta:editing-cycles>9</meta:editing-cycles>
    <meta:generator>LibreOffice/5.4.3.2$Linux_X86_64 LibreOffice_project/40m0$Build-2</meta:generator>
    <meta:document-statistic meta:table-count="0" meta:image-count="0" meta:object-count="0" meta:page-count="3" meta:paragraph-count="31" meta:word-count="605" meta:character-count="3831" meta:non-whitespace-character-count="3225"/>
  </office:meta>
</office:document-meta>
</file>